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number-columns-repeated="16366" table:default-cell-style-name="ce16"/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23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23" office:value-type="string" calcext:value-type="string">
            <text:p>ClassName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2" office:value-type="string" calcext:value-type="string">
            <text:p>ClassList ← *TokenLis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71"/>
          <table:table-cell table:style-name="Default"/>
          <table:table-cell table:style-name="ce42" office:value-type="string" calcext:value-type="string">
            <text:p>Attributes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Doc ← *Documen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6" office:value-type="string" calcext:value-type="string">
            <text:p>GetDocument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6"/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50" office:value-type="string" calcext:value-type="string">
            <text:p>RenderTemplat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50" office:value-type="string" calcext:value-type="string">
            <text:p>InsertNewCompone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/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43" office:value-type="string" calcext:value-type="string">
            <text:p>Children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4" office:value-type="string" calcext:value-type="string">
            <text:p>Body / Set* ← HTMLElement</text:p>
          </table:table-cell>
          <table:table-cell table:style-name="Default"/>
          <table:table-cell table:style-name="ce6" office:value-type="string" calcext:value-type="string">
            <text:p>ChildrenByTagName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ChildrenByClassName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6" office:value-type="string" calcext:value-type="string">
            <text:p>Images ← []*Node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6" office:value-type="string" calcext:value-type="string">
            <text:p>Plugins ← []*Node</text:p>
          </table:table-cell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inks ← []*Node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 office:value-type="string" calcext:value-type="string">
            <text:p>Window ← Window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GetWindow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6" office:value-type="string" calcext:value-type="string">
            <text:p>SelectorQueryAll ← []*Nod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6"/>
          <table:table-cell table:style-name="Default"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← *Window</text:p>
          </table:table-cell>
          <table:table-cell/>
          <table:table-cell table:style-name="ce5"/>
          <table:table-cell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5" office:value-type="string" calcext:value-type="string">
            <text:p><text:span text:style-name="T3">Children ← </text:span><text:span text:style-name="T4">[]*Node</text:span></text:p>
          </table:table-cell>
          <table:table-cell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4">[]*Node</text:span></text:p>
          </table:table-cell>
          <table:table-cell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4">[]*Node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" office:value-type="string" calcext:value-type="string">
            <text:p><text:span text:style-name="T3">ChildrenByName ← </text:span><text:span text:style-name="T4">[]*Node</text:span></text:p>
          </table:table-cell>
          <table:table-cell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ById ← *Element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6"/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4">[]*Node</text:span>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23" office:value-type="string" calcext:value-type="string">
            <text:p><text:span text:style-name="T7">CreateAttribute </text:span><text:span text:style-name="T3"> ← *Attribute</text:span>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Confirm ← bool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ompt ← string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/>
          <table:table-cell/>
          <table:table-cell table:style-name="ce5"/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5" office:value-type="string" calcext:value-type="string">
            <text:p>AddFocusEvent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Mouse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FocusEv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Pointer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InputEv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KeyboardEvent</text:p>
          </table:table-cell>
          <table:table-cell table:style-name="Default"/>
          <table:table-cell table:style-name="ce41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Resize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Wheel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BeforeUnload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PageTransition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41"/>
          <table:table-cell table:style-name="Default" table:number-columns-repeated="2"/>
          <table:table-cell table:number-columns-repeated="16368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 table:number-columns-repeated="3"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Cast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 table:number-columns-repeated="3"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 office:value-type="string" calcext:value-type="string">
            <text:p>NewAttribute</text:p>
          </table:table-cell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 table:number-columns-repeated="3"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 office:value-type="string" calcext:value-type="string">
            <text:p>OwnerElement ← *Element</text:p>
          </table:table-cell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number-columns-repeated="3"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 table:number-columns-repeated="3"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ce44" office:value-type="string" calcext:value-type="string">
            <text:p>Update</text:p>
          </table:table-cell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7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At ← Attribute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IsTrue ← bool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*Attribute</text:p>
          </table:table-cell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Value ← string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itle / Set* ← string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Hidden / Set* ← bool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Draggable / Set* ←-bool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Spellcheck / Set* ←-bool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8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2-23T08:33:12.760000000</dc:date>
    <meta:editing-duration>PT21H11M39S</meta:editing-duration>
    <meta:editing-cycles>51</meta:editing-cycles>
    <meta:generator>LibreOffice/7.4.3.2$Windows_X86_64 LibreOffice_project/1048a8393ae2eeec98dff31b5c133c5f1d08b890</meta:generator>
    <meta:document-statistic meta:table-count="5" meta:cell-count="448" meta:object-count="0"/>
  </office:meta>
</office:document-meta>
</file>